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Monospace" svg:font-family="Monospace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draw:marker-start-width="0.245cm" draw:marker-end-width="0.245cm" draw:fill="solid" draw:fill-color="#e6e6e6" draw:textarea-horizontal-align="justify" draw:textarea-vertical-align="middle" draw:auto-grow-height="false" fo:min-height="2.52cm" fo:min-width="4.67cm" fo:padding-top="0.14cm" fo:padding-bottom="0.14cm" fo:padding-left="0.265cm" fo:padding-right="0.265cm"/>
    </style:style>
    <style:style style:name="gr2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min-height="0.63cm" fo:min-width="0.3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end="Arrow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marker-end="Arrow" draw:marker-end-width="0.0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000000" draw:marker-start="" draw:marker-end="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="" draw:marker-end="Arrow" draw:marker-end-width="0.0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="" draw:marker-end="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="" draw:marker-end="" draw:fill="none" draw:fill-color="#ffffff" fo:min-height="1.423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marker-start="" draw:marker-end="" draw:fill="none" draw:fill-color="#ffffff" draw:textarea-horizontal-align="left" draw:auto-grow-height="true" draw:auto-grow-width="true" fo:min-height="0.319cm" fo:min-width="0.167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marker-start="" draw:marker-end="" draw:fill="none" draw:fill-color="#ffffff" draw:textarea-horizontal-align="left" draw:auto-grow-height="true" draw:auto-grow-width="true" fo:min-height="0.319cm" fo:min-width="0.095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="" draw:marker-end="" draw:fill="none" draw:fill-color="#ffffff" fo:min-height="1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min-height="0.93cm" fo:min-width="1.08cm" fo:padding-top="0.135cm" fo:padding-bottom="0.135cm" fo:padding-left="0.26cm" fo:padding-right="0.26cm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min-height="0.73cm" fo:min-width="0.68cm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min-height="0.63cm" fo:min-width="0.48cm" fo:padding-top="0.135cm" fo:padding-bottom="0.135cm" fo:padding-left="0.26cm" fo:padding-right="0.26cm"/>
    </style:style>
    <style:style style:name="gr22" style:family="graphic" style:parent-style-name="standard">
      <style:graphic-properties draw:stroke="none" draw:fill="none" fo:min-height="0.235cm"/>
    </style:style>
    <style:style style:name="gr23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draw:fill="none" fo:min-height="0.35cm"/>
    </style:style>
    <style:style style:name="gr25" style:family="graphic" style:parent-style-name="standard">
      <style:graphic-properties draw:stroke="none" draw:fill="none" fo:min-height="0.797cm"/>
    </style:style>
    <style:style style:name="gr26" style:family="graphic" style:parent-style-name="objectwithoutfill">
      <style:graphic-properties draw:stroke="solid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27" style:family="graphic" style:parent-style-name="objectwithoutfill">
      <style:graphic-properties draw:stroke="solid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Courier 10 Pitch1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4" fo:font-size="10pt" style:font-name-asian="Liberation Sans4" style:font-size-asian="10pt" style:font-name-complex="Liberation Sans4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Sans4" style:font-name-asian="Liberation Sans4" style:font-name-complex="Liberation Sans4"/>
    </style:style>
    <style:style style:name="T5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2.8cm" svg:x="-1.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9cm" svg:x="-0.7cm" svg:y="6.3cm">
          <text:p text:style-name="P1"><text:span text:style-name="T1">MY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0.7cm" svg:y="4.1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0.7cm" svg:y="6.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0.7cm" svg:y="8.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7cm" svg:y="3.1cm">
          <text:p text:style-name="P1">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0.6cm" svg:height="0.6cm" svg:x="5.1cm" svg:y="6.4cm">
          <text:p><text:span text:style-name="T2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cm" svg:y1="6.7cm" svg:x2="5.1cm" svg:y2="6.7cm">
          <text:p/>
        </draw:line>
        <draw:line draw:style-name="gr6" draw:text-style-name="P1" draw:layer="layout" svg:x1="4.7cm" svg:y1="6.7cm" svg:x2="4.7cm" svg:y2="3.6cm">
          <text:p/>
        </draw:line>
        <draw:line draw:style-name="gr6" draw:text-style-name="P1" draw:layer="layout" svg:x1="7.1cm" svg:y1="6.7cm" svg:x2="8.3cm" svg:y2="6.7cm">
          <text:p/>
        </draw:line>
        <draw:line draw:style-name="gr6" draw:text-style-name="P1" draw:layer="layout" svg:x1="8.3cm" svg:y1="8.7cm" svg:x2="8.3cm" svg:y2="6.7cm">
          <text:p/>
        </draw:line>
        <draw:line draw:style-name="gr6" draw:text-style-name="P1" draw:layer="layout" svg:x1="8.3cm" svg:y1="6.7cm" svg:x2="8.3cm" svg:y2="4.5cm">
          <text:p/>
        </draw:line>
        <draw:line draw:style-name="gr7" draw:text-style-name="P1" draw:layer="layout" svg:x1="8.3cm" svg:y1="6.7cm" svg:x2="8.6cm" svg:y2="6.7cm">
          <text:p/>
        </draw:line>
        <draw:line draw:style-name="gr7" draw:text-style-name="P1" draw:layer="layout" svg:x1="8.3cm" svg:y1="8.7cm" svg:x2="9.4cm" svg:y2="8.7cm">
          <text:p/>
        </draw:line>
        <draw:line draw:style-name="gr7" draw:text-style-name="P1" draw:layer="layout" svg:x1="8.3cm" svg:y1="4.5cm" svg:x2="10.7cm" svg:y2="4.5cm">
          <text:p/>
        </draw:line>
        <draw:line draw:style-name="gr7" draw:text-style-name="P1" draw:layer="layout" svg:x1="4.7cm" svg:y1="3.6cm" svg:x2="10.7cm" svg:y2="3.6cm">
          <text:p/>
        </draw:line>
        <draw:custom-shape draw:style-name="gr4" draw:text-style-name="P2" draw:layer="layout" svg:width="0.6cm" svg:height="0.6cm" svg:x="12.5cm" svg:y="6.4cm">
          <text:p><text:span text:style-name="T2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6cm" svg:y1="3.6cm" svg:x2="12.8cm" svg:y2="3.6cm">
          <text:p/>
        </draw:line>
        <draw:line draw:style-name="gr7" draw:text-style-name="P1" draw:layer="layout" svg:x1="12.8cm" svg:y1="3.6cm" svg:x2="12.8cm" svg:y2="6.4cm">
          <text:p/>
        </draw:line>
        <draw:line draw:style-name="gr7" draw:text-style-name="P1" draw:layer="layout" svg:x1="11.6cm" svg:y1="6.7cm" svg:x2="12.5cm" svg:y2="6.7cm">
          <text:p/>
        </draw:line>
        <draw:custom-shape draw:style-name="gr2" draw:text-style-name="P2" xml:id="id2" draw:id="id2" draw:layer="layout" svg:width="2cm" svg:height="1cm" svg:x="17.5cm" svg:y="6.2cm">
          <text:p text:style-name="P1"><text:span text:style-name="T1">Motor Driv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1cm" svg:y1="6.7cm" svg:x2="13.8cm" svg:y2="6.7cm">
          <text:p/>
        </draw:line>
        <draw:connector draw:style-name="gr8" draw:text-style-name="P1" draw:layer="layout" draw:line-skew="1.89cm" svg:x1="5.4cm" svg:y1="7cm" svg:x2="18.5cm" svg:y2="7.2cm" draw:start-shape="id1" draw:start-glue-point="8" draw:end-shape="id2" draw:end-glue-point="2" svg:d="M5400 7000v2600h13100v-2400" svg:viewBox="0 0 13101 2601">
          <text:p/>
        </draw:connector>
        <draw:line draw:style-name="gr7" draw:text-style-name="P1" draw:layer="layout" svg:x1="5.4cm" svg:y1="7.3cm" svg:x2="5.4cm" svg:y2="7cm">
          <text:p/>
        </draw:line>
        <draw:frame draw:style-name="gr9" draw:layer="layout" svg:width="1.3cm" svg:height="1.693cm" svg:x="5.3cm" svg:y="8.607cm">
          <draw:text-box>
            <text:p>pv</text:p>
          </draw:text-box>
        </draw:frame>
        <draw:frame draw:style-name="gr10" draw:text-style-name="P4" draw:layer="layout" svg:width="0.687cm" svg:height="0.593cm" svg:x="4.6cm" svg:y="6.211cm">
          <draw:text-box>
            <text:p><text:span text:style-name="T3">+</text:span></text:p>
          </draw:text-box>
        </draw:frame>
        <draw:frame draw:style-name="gr10" draw:text-style-name="P4" draw:layer="layout" svg:width="0.687cm" svg:height="0.593cm" svg:x="12.013cm" svg:y="6.3cm">
          <draw:text-box>
            <text:p><text:span text:style-name="T3">+</text:span></text:p>
          </draw:text-box>
        </draw:frame>
        <draw:frame draw:style-name="gr10" draw:text-style-name="P4" draw:layer="layout" svg:width="0.687cm" svg:height="0.593cm" svg:x="12.2cm" svg:y="5.9cm">
          <draw:text-box>
            <text:p><text:span text:style-name="T3">+</text:span></text:p>
          </draw:text-box>
        </draw:frame>
        <draw:frame draw:style-name="gr10" draw:text-style-name="P4" draw:layer="layout" svg:width="0.687cm" svg:height="0.593cm" svg:x="12.6cm" svg:y="5.911cm">
          <draw:text-box>
            <text:p><text:span text:style-name="T3">+</text:span></text:p>
          </draw:text-box>
        </draw:frame>
        <draw:frame draw:style-name="gr10" draw:text-style-name="P4" draw:layer="layout" svg:width="0.687cm" svg:height="0.593cm" svg:x="12.3cm" svg:y="6.811cm">
          <draw:text-box>
            <text:p><text:span text:style-name="T3">+</text:span></text:p>
          </draw:text-box>
        </draw:frame>
        <draw:frame draw:style-name="gr11" draw:text-style-name="P4" draw:layer="layout" svg:width="0.615cm" svg:height="0.593cm" svg:x="5.285cm" svg:y="6.911cm">
          <draw:text-box>
            <text:p><text:span text:style-name="T3">-</text:span></text:p>
          </draw:text-box>
        </draw:frame>
        <draw:frame draw:style-name="gr12" draw:layer="layout" svg:width="1.6cm" svg:height="1.27cm" svg:x="3.6cm" svg:y="6.4cm">
          <draw:text-box>
            <text:p text:style-name="P1">sp</text:p>
          </draw:text-box>
        </draw:frame>
        <draw:line draw:style-name="gr7" draw:text-style-name="P1" draw:layer="layout" svg:x1="11.6cm" svg:y1="4.5cm" svg:x2="12.6cm" svg:y2="6.5cm">
          <text:p/>
        </draw:line>
        <draw:line draw:style-name="gr7" draw:text-style-name="P1" draw:layer="layout" svg:x1="11.6cm" svg:y1="8.7cm" svg:x2="12.6cm" svg:y2="6.9cm">
          <text:p/>
        </draw:line>
        <draw:custom-shape draw:style-name="gr2" draw:text-style-name="P1" draw:layer="layout" svg:width="0.9cm" svg:height="0.9cm" svg:x="8.4cm" svg:y="6.2cm">
          <text:p text:style-name="P1"><text:span text:style-name="T4">∫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cm" svg:height="0.9cm" svg:x="9.4cm" svg:y="8.2cm">
          <text:p text:style-name="P1"><text:span text:style-name="T5">∂</text:span><text:span text:style-name="T5">/∂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3cm" svg:y1="6.7cm" svg:x2="9.5cm" svg:y2="6.7cm">
          <text:p/>
        </draw:line>
        <draw:line draw:style-name="gr7" draw:text-style-name="P1" draw:layer="layout" svg:x1="10.3cm" svg:y1="8.7cm" svg:x2="10.7cm" svg:y2="8.7cm">
          <text:p/>
        </draw:line>
        <draw:g>
          <draw:custom-shape draw:style-name="gr13" draw:text-style-name="P1" draw:layer="layout" svg:width="1.2cm" svg:height="1cm" svg:x="13.8cm" svg:y="6.2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1" draw:layer="layout" svg:x1="14.233cm" svg:y1="7cm" svg:x2="14.566cm" svg:y2="6.4cm">
              <text:p/>
            </draw:line>
            <draw:line draw:style-name="gr14" draw:text-style-name="P1" draw:layer="layout" svg:x1="13.9cm" svg:y1="7cm" svg:x2="14.233cm" svg:y2="7cm">
              <text:p/>
            </draw:line>
            <draw:line draw:style-name="gr14" draw:text-style-name="P1" draw:layer="layout" svg:x1="14.567cm" svg:y1="6.4cm" svg:x2="14.9cm" svg:y2="6.4cm">
              <text:p/>
            </draw:line>
          </draw:g>
          <draw:line draw:style-name="gr7" draw:text-style-name="P1" draw:layer="layout" svg:x1="13.9cm" svg:y1="6.7cm" svg:x2="14.9cm" svg:y2="6.7cm">
            <text:p/>
          </draw:line>
          <draw:line draw:style-name="gr7" draw:text-style-name="P1" draw:layer="layout" svg:x1="14.4cm" svg:y1="7.1cm" svg:x2="14.4cm" svg:y2="6.3cm">
            <text:p/>
          </draw:line>
        </draw:g>
        <draw:line draw:style-name="gr7" draw:text-style-name="P1" draw:layer="layout" svg:x1="15cm" svg:y1="6.7cm" svg:x2="15.3cm" svg:y2="6.7cm">
          <text:p/>
        </draw:line>
        <draw:g>
          <draw:custom-shape draw:style-name="gr13" draw:text-style-name="P1" draw:layer="layout" svg:width="1cm" svg:height="0.9cm" svg:x="9.5cm" svg:y="6.2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1" draw:layer="layout" svg:x1="9.861cm" svg:y1="6.92cm" svg:x2="10.139cm" svg:y2="6.38cm">
              <text:p/>
            </draw:line>
            <draw:line draw:style-name="gr14" draw:text-style-name="P1" draw:layer="layout" svg:x1="9.583cm" svg:y1="6.92cm" svg:x2="9.861cm" svg:y2="6.92cm">
              <text:p/>
            </draw:line>
            <draw:line draw:style-name="gr14" draw:text-style-name="P1" draw:layer="layout" svg:x1="10.139cm" svg:y1="6.38cm" svg:x2="10.417cm" svg:y2="6.38cm">
              <text:p/>
            </draw:line>
          </draw:g>
          <draw:line draw:style-name="gr7" draw:text-style-name="P1" draw:layer="layout" svg:x1="9.583cm" svg:y1="6.65cm" svg:x2="10.416cm" svg:y2="6.65cm">
            <text:p/>
          </draw:line>
          <draw:line draw:style-name="gr7" draw:text-style-name="P1" draw:layer="layout" svg:x1="10cm" svg:y1="7.01cm" svg:x2="10cm" svg:y2="6.29cm">
            <text:p/>
          </draw:line>
        </draw:g>
        <draw:g>
          <draw:custom-shape draw:style-name="gr13" draw:text-style-name="P1" draw:layer="layout" svg:width="1.2cm" svg:height="1cm" svg:x="13.79cm" svg:y="6.19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1" draw:layer="layout" svg:x1="14.223cm" svg:y1="6.99cm" svg:x2="14.556cm" svg:y2="6.39cm">
              <text:p/>
            </draw:line>
            <draw:line draw:style-name="gr14" draw:text-style-name="P1" draw:layer="layout" svg:x1="13.89cm" svg:y1="6.99cm" svg:x2="14.223cm" svg:y2="6.99cm">
              <text:p/>
            </draw:line>
            <draw:line draw:style-name="gr14" draw:text-style-name="P1" draw:layer="layout" svg:x1="14.557cm" svg:y1="6.39cm" svg:x2="14.89cm" svg:y2="6.39cm">
              <text:p/>
            </draw:line>
          </draw:g>
          <draw:line draw:style-name="gr7" draw:text-style-name="P1" draw:layer="layout" svg:x1="13.89cm" svg:y1="6.69cm" svg:x2="14.89cm" svg:y2="6.69cm">
            <text:p/>
          </draw:line>
          <draw:line draw:style-name="gr7" draw:text-style-name="P1" draw:layer="layout" svg:x1="14.39cm" svg:y1="7.09cm" svg:x2="14.39cm" svg:y2="6.29cm">
            <text:p/>
          </draw:line>
        </draw:g>
        <draw:g>
          <draw:custom-shape draw:style-name="gr13" draw:text-style-name="P1" draw:layer="layout" svg:width="1.2cm" svg:height="1cm" svg:x="13.79cm" svg:y="6.19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1" draw:layer="layout" svg:x1="14.223cm" svg:y1="6.99cm" svg:x2="14.556cm" svg:y2="6.39cm">
              <text:p/>
            </draw:line>
            <draw:line draw:style-name="gr14" draw:text-style-name="P1" draw:layer="layout" svg:x1="13.89cm" svg:y1="6.99cm" svg:x2="14.223cm" svg:y2="6.99cm">
              <text:p/>
            </draw:line>
            <draw:line draw:style-name="gr14" draw:text-style-name="P1" draw:layer="layout" svg:x1="14.557cm" svg:y1="6.39cm" svg:x2="14.89cm" svg:y2="6.39cm">
              <text:p/>
            </draw:line>
          </draw:g>
          <draw:line draw:style-name="gr7" draw:text-style-name="P1" draw:layer="layout" svg:x1="13.89cm" svg:y1="6.69cm" svg:x2="14.89cm" svg:y2="6.69cm">
            <text:p/>
          </draw:line>
          <draw:line draw:style-name="gr7" draw:text-style-name="P1" draw:layer="layout" svg:x1="14.39cm" svg:y1="7.09cm" svg:x2="14.39cm" svg:y2="6.29cm">
            <text:p/>
          </draw:line>
        </draw:g>
        <draw:line draw:style-name="gr7" draw:text-style-name="P1" draw:layer="layout" svg:x1="10.5cm" svg:y1="6.7cm" svg:x2="10.7cm" svg:y2="6.7cm">
          <text:p/>
        </draw:line>
        <draw:frame draw:style-name="gr15" draw:layer="layout" svg:width="3.779cm" svg:height="0.963cm" svg:x="5.816cm" svg:y="-9.773cm">
          <draw:text-box>
            <text:p>fig:codePID</text:p>
          </draw:text-box>
        </draw:frame>
        <draw:g>
          <draw:custom-shape draw:style-name="gr16" draw:text-style-name="P1" draw:layer="layout" svg:width="1.6cm" svg:height="1.2cm" svg:x="15.3cm" svg:y="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1" draw:layer="layout" svg:x1="16.9cm" svg:y1="6.7cm" svg:x2="17.5cm" svg:y2="6.7cm">
          <text:p/>
        </draw:line>
        <draw:frame draw:style-name="gr17" draw:layer="layout" svg:width="2.333cm" svg:height="1.01cm" svg:x="15.367cm" svg:y="6.3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1" draw:layer="layout" svg:width="1.2cm" svg:height="1cm" svg:x="5.9cm" svg:y="6.2cm">
          <text:p/>
          <draw:enhanced-geometry svg:viewBox="0 0 21600 21600" draw:type="rectangle" draw:enhanced-path="M 0 0 L 21600 0 21600 21600 0 21600 0 0 Z N"/>
        </draw:custom-shape>
        <draw:g>
          <draw:line draw:style-name="gr19" draw:text-style-name="P1" draw:layer="layout" svg:x1="6.7cm" svg:y1="6.5cm" svg:x2="7cm" svg:y2="6.3cm">
            <text:p/>
          </draw:line>
          <draw:line draw:style-name="gr14" draw:text-style-name="P1" draw:layer="layout" svg:x1="6.3cm" svg:y1="6.7cm" svg:x2="6.7cm" svg:y2="6.7cm">
            <text:p/>
          </draw:line>
          <draw:line draw:style-name="gr19" draw:text-style-name="P1" draw:layer="layout" svg:x1="6cm" svg:y1="7.1cm" svg:x2="6.3cm" svg:y2="6.9cm">
            <text:p/>
          </draw:line>
        </draw:g>
        <draw:line draw:style-name="gr7" draw:text-style-name="P1" draw:layer="layout" svg:x1="6cm" svg:y1="6.7cm" svg:x2="7cm" svg:y2="6.7cm">
          <text:p/>
        </draw:line>
        <draw:line draw:style-name="gr7" draw:text-style-name="P1" draw:layer="layout" svg:x1="6.5cm" svg:y1="7.1cm" svg:x2="6.5cm" svg:y2="6.3cm">
          <text:p/>
        </draw:line>
        <draw:frame draw:style-name="gr20" draw:text-style-name="P6" draw:layer="layout" svg:width="2.445cm" svg:height="0.729cm" svg:x="5.4cm" svg:y="7.2cm">
          <draw:text-box>
            <text:p><text:span text:style-name="T6">deadBand</text:span></text:p>
          </draw:text-box>
        </draw:frame>
        <draw:line draw:style-name="gr6" draw:text-style-name="P1" draw:layer="layout" svg:x1="5.7cm" svg:y1="6.7cm" svg:x2="5.9cm" svg:y2="6.7cm">
          <text:p/>
        </draw:line>
        <draw:g>
          <draw:custom-shape draw:style-name="gr21" draw:text-style-name="P1" draw:layer="layout" svg:width="1cm" svg:height="0.9cm" svg:x="2.4cm" svg:y="6.3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1" draw:layer="layout" svg:x1="2.761cm" svg:y1="7.02cm" svg:x2="3.039cm" svg:y2="6.48cm">
              <text:p/>
            </draw:line>
            <draw:line draw:style-name="gr14" draw:text-style-name="P1" draw:layer="layout" svg:x1="2.483cm" svg:y1="7.02cm" svg:x2="2.761cm" svg:y2="7.02cm">
              <text:p/>
            </draw:line>
            <draw:line draw:style-name="gr14" draw:text-style-name="P1" draw:layer="layout" svg:x1="3.039cm" svg:y1="6.48cm" svg:x2="3.317cm" svg:y2="6.48cm">
              <text:p/>
            </draw:line>
          </draw:g>
          <draw:line draw:style-name="gr7" draw:text-style-name="P1" draw:layer="layout" svg:x1="2.483cm" svg:y1="6.75cm" svg:x2="3.316cm" svg:y2="6.75cm">
            <text:p/>
          </draw:line>
          <draw:line draw:style-name="gr7" draw:text-style-name="P1" draw:layer="layout" svg:x1="2.9cm" svg:y1="7.11cm" svg:x2="2.9cm" svg:y2="6.39cm">
            <text:p/>
          </draw:line>
        </draw:g>
        <draw:line draw:style-name="gr5" draw:text-style-name="P1" draw:layer="layout" svg:x1="1.3cm" svg:y1="6.7cm" svg:x2="2.4cm" svg:y2="6.7cm">
          <text:p/>
        </draw:line>
        <draw:frame draw:style-name="gr22" draw:text-style-name="P7" draw:layer="layout" svg:width="2.675cm" svg:height="0.649cm" svg:x="2.025cm" svg:y="5.651cm">
          <draw:text-box>
            <text:p text:style-name="P7"><text:span text:style-name="T7">spPosMax</text:span></text:p>
          </draw:text-box>
        </draw:frame>
        <draw:frame draw:style-name="gr22" draw:text-style-name="P7" draw:layer="layout" svg:width="2.675cm" svg:height="0.649cm" svg:x="1.7cm" svg:y="7.2cm">
          <draw:text-box>
            <text:p text:style-name="P7"><text:span text:style-name="T7">spNegMax</text:span></text:p>
          </draw:text-box>
        </draw:frame>
        <draw:line draw:style-name="gr23" draw:text-style-name="P1" draw:layer="layout" svg:x1="6.3cm" svg:y1="6.3cm" svg:x2="6.3cm" svg:y2="7.2cm">
          <text:p/>
        </draw:line>
        <draw:line draw:style-name="gr23" draw:text-style-name="P1" draw:layer="layout" svg:x1="6.7cm" svg:y1="6.3cm" svg:x2="6.7cm" svg:y2="7.2cm">
          <text:p/>
        </draw:line>
        <draw:frame draw:style-name="gr24" draw:text-style-name="P7" draw:layer="layout" svg:width="3cm" svg:height="0.649cm" svg:x="8.1cm" svg:y="7.151cm">
          <draw:text-box>
            <text:p text:style-name="P7"><text:span text:style-name="T7">IntegralNegMax</text:span></text:p>
          </draw:text-box>
        </draw:frame>
        <draw:frame draw:style-name="gr24" draw:text-style-name="P7" draw:layer="layout" svg:width="3cm" svg:height="0.649cm" svg:x="9.1cm" svg:y="5.451cm">
          <draw:text-box>
            <text:p text:style-name="P7"><text:span text:style-name="T7">IntegralPosMax</text:span></text:p>
          </draw:text-box>
        </draw:frame>
        <draw:frame draw:style-name="gr24" draw:text-style-name="P7" draw:layer="layout" svg:width="3cm" svg:height="0.649cm" svg:x="13.9cm" svg:y="5.351cm">
          <draw:text-box>
            <text:p text:style-name="P7"><text:span text:style-name="T7">outputPosMax</text:span></text:p>
          </draw:text-box>
        </draw:frame>
        <draw:frame draw:style-name="gr24" draw:text-style-name="P7" draw:layer="layout" svg:width="3cm" svg:height="0.649cm" svg:x="12.5cm" svg:y="7.3cm">
          <draw:text-box>
            <text:p text:style-name="P7"><text:span text:style-name="T7">outputNegMax</text:span></text:p>
          </draw:text-box>
        </draw:frame>
        <draw:frame draw:style-name="gr25" draw:text-style-name="P7" draw:layer="layout" svg:width="3.4cm" svg:height="1.047cm" svg:x="-1.3cm" svg:y="7.253cm">
          <draw:text-box>
            <text:p text:style-name="P7"><text:span text:style-name="T7">controlReference</text:span></text:p>
          </draw:text-box>
        </draw:frame>
        <draw:line draw:style-name="gr26" draw:text-style-name="P1" draw:layer="layout" svg:x1="6.3cm" svg:y1="6.7cm" svg:x2="6.3cm" svg:y2="6.9cm">
          <text:p/>
        </draw:line>
        <draw:line draw:style-name="gr26" draw:text-style-name="P1" draw:layer="layout" svg:x1="6.7cm" svg:y1="6.5cm" svg:x2="6.7cm" svg:y2="6.7cm">
          <text:p/>
        </draw:line>
        <draw:line draw:style-name="gr27" draw:text-style-name="P1" draw:layer="layout" svg:x1="6.3cm" svg:y1="6.7cm" svg:x2="6.7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Monospace" svg:font-family="Monospace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Bremner</meta:initial-creator>
    <meta:creation-date>2013-08-30T15:36:01</meta:creation-date>
    <dc:date>2014-11-21T11:40:11.034953324</dc:date>
    <dc:creator>Alexander Lenz</dc:creator>
    <meta:editing-duration>PT2H48M55S</meta:editing-duration>
    <meta:editing-cycles>12</meta:editing-cycles>
    <meta:generator>LibreOffice/4.3.3.2$Linux_x86 LibreOffice_project/430m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row>
        <mfrac>
          <mn>1</mn>
          <mn>4000</mn>
        </mfrac>
        <mo stretchy="false">×</mo>
        <mn>24</mn>
      </mrow>
      <mi>V</mi>
    </mrow>
    <annotation encoding="StarMath 5.0">{1} over {4000} times 24V</annotation>
  </semantics>
</math>
</file>